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3.7028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3.5398in"/>
    </style:style>
    <style:style style:name="co8" style:family="table-column">
      <style:table-column-properties fo:break-before="auto" style:column-width="5.5425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rod ID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. ID</text:p>
          </table:table-cell>
          <table:table-cell office:value-type="string" calcext:value-type="string">
            <text:p>Desc1</text:p>
          </table:table-cell>
          <table:table-cell office:value-type="string" calcext:value-type="string">
            <text:p>Desc2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ex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-078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00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A2]*[.I2]" office:value-type="float" office:value="0.0016" calcext:value-type="float">
            <text:p>0.0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-0086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Cap 10nF / 10000pF - 50V - 10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871" calcext:value-type="float">
            <text:p>0.00871</text:p>
          </table:table-cell>
          <table:table-cell/>
          <table:table-cell table:formula="of:=[.A3]*[.I3]" office:value-type="float" office:value="0.00871" calcext:value-type="float">
            <text:p>0.0087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2, 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-078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A4]*[.I4]" office:value-type="float" office:value="0.0032" calcext:value-type="float">
            <text:p>0.00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-0786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M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221" calcext:value-type="float">
            <text:p>0.00221</text:p>
          </table:table-cell>
          <table:table-cell/>
          <table:table-cell table:formula="of:=[.A5]*[.I5]" office:value-type="float" office:value="0.00221" calcext:value-type="float">
            <text:p>0.0022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5, R6, R7, R8, R9, R10, R11, R12, R13, R14, R15, R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-008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330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A6]*[.I6]" office:value-type="float" office:value="0.0156" calcext:value-type="float">
            <text:p>0.0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PPLY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AME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ND2, GND3, GND1, GND6, GND4, GND5, GND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C-096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IC LMV358</text:p>
          </table:table-cell>
          <table:table-cell office:value-type="string" calcext:value-type="string">
            <text:p>Rail to Rail <text:s/>SOIC-8 SMD Dual OpAmp</text:p>
          </table:table-cell>
          <table:table-cell office:value-type="float" office:value="0.31926" calcext:value-type="float">
            <text:p>0.31926</text:p>
          </table:table-cell>
          <table:table-cell/>
          <table:table-cell table:formula="of:=[.A10]*[.I10]" office:value-type="float" office:value="0.31926" calcext:value-type="float">
            <text:p>0.3192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13, S14, S15, S1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-0082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0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A12]*[.I12]" office:value-type="float" office:value="0.0011" calcext:value-type="float">
            <text:p>0.0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OT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1, S2, S3, S4, S5, S6, S7, S8, S9, S10, S11, S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WCH-0918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Momentary Push Button Switch - 12mm Square (PTH)</text:p>
          </table:table-cell>
          <table:table-cell office:value-type="string" calcext:value-type="string">
            <text:p><text:s text:c="2"/></text:p>
          </table:table-cell>
          <table:table-cell office:value-type="float" office:value="0.02399" calcext:value-type="float">
            <text:p>0.02399</text:p>
          </table:table-cell>
          <table:table-cell/>
          <table:table-cell table:formula="of:=[.A14]*[.I14]" office:value-type="float" office:value="0.28788" calcext:value-type="float">
            <text:p>0.287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OWER &amp; OUTPUT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O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O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-0805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ransistor PMBT3906 (MMBT3906)</text:p>
          </table:table-cell>
          <table:table-cell office:value-type="string" calcext:value-type="string">
            <text:p>MMBT Series 40 V 200 mA SMD PNP Silicon General Purpose Transistor - SOT-23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[.A18]*[.I18]" office:value-type="float" office:value="0.014" calcext:value-type="float">
            <text:p>0.0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O1, LOGO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S16</text:p>
          </table:table-cell>
          <table:table-cell office:value-type="string" calcext:value-type="string">
            <text:p>DIO-0964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iode BAS16</text:p>
          </table:table-cell>
          <table:table-cell office:value-type="string" calcext:value-type="string">
            <text:p>BAS16 Series 100 V 250 mA Surface Mount High-Speed Switching Diode - SOD-323F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A20]*[.I20]" office:value-type="float" office:value="0.038" calcext:value-type="float">
            <text:p>0.03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10"/>
          <table:table-cell table:formula="of:=SUM([.K2:.K20])" office:value-type="float" office:value="0.69156" calcext:value-type="float">
            <text:p>0.69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7T14:49:36.493000000</dc:date>
    <meta:document-statistic meta:table-count="1" meta:cell-count="192" meta:object-count="0"/>
    <meta:generator>LibreOffice/4.1.0.4$Windows_x86 LibreOffice_project/89ea49ddacd9aa532507cbf852f2bb22b1ace28</meta:generator>
  </office:meta>
</office:document-meta>
</file>